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3" style:family="paragraph" style:parent-style-name="Standard">
      <style:paragraph-properties fo:text-align="start" style:justify-single-word="false"/>
      <style:text-properties style:text-underline-style="none" fo:font-weight="bold" style:font-weight-asian="bold" style:font-weight-complex="bold"/>
    </style:style>
    <style:style style:name="P4" style:family="paragraph" style:parent-style-name="Standard">
      <style:paragraph-properties fo:text-align="start" style:justify-single-word="false"/>
      <style:text-properties style:text-underline-style="none" fo:font-weight="normal" style:font-weight-asian="normal" style:font-weight-complex="normal"/>
    </style:style>
    <style:style style:name="P5" style:family="paragraph" style:parent-style-name="Standard" style:list-style-name="L1">
      <style:paragraph-properties fo:text-align="start" style:justify-single-word="false"/>
      <style:text-properties style:text-underline-style="none" fo:font-weight="normal" style:font-weight-asian="normal" style:font-weight-complex="normal"/>
    </style:style>
    <style:style style:name="P6" style:family="paragraph" style:parent-style-name="Standard" style:list-style-name="L2">
      <style:paragraph-properties fo:text-align="start" style:justify-single-word="false"/>
      <style:text-properties style:text-underline-style="none" fo:font-weight="normal" style:font-weight-asian="normal" style:font-weight-complex="normal"/>
    </style:style>
    <style:style style:name="P7" style:family="paragraph" style:parent-style-name="Standard">
      <style:paragraph-properties fo:text-align="start" style:justify-single-word="false"/>
      <style:text-properties fo:color="#000000" style:text-underline-style="none" fo:font-weight="bold" style:font-weight-asian="bold" style:font-weight-complex="bold"/>
    </style:style>
    <style:style style:name="P8" style:family="paragraph" style:parent-style-name="Standard">
      <style:paragraph-properties fo:text-align="start" style:justify-single-word="false" style:border-line-width-bottom="0.0008in 0.0138in 0.0008in" fo:padding="0in" fo:border-left="none" fo:border-right="none" fo:border-top="none" fo:border-bottom="0.0154in double #000000" style:shadow="none"/>
      <style:text-properties style:text-underline-style="none" fo:font-weight="bold" style:font-weight-asian="bold" style:font-weight-complex="bold"/>
    </style:style>
    <style:style style:name="P9" style:family="paragraph" style:parent-style-name="Standard">
      <style:paragraph-properties fo:text-align="start" style:justify-single-word="false" fo:padding="0.0291in" fo:border-left="none" fo:border-right="none" fo:border-top="none" fo:border-bottom="0.0008in solid #000000" style:join-border="false"/>
      <style:text-properties style:text-underline-style="none"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fo:color="#800000"/>
    </style:style>
    <style:style style:name="T3" style:family="text">
      <style:text-properties fo:color="#800000" fo:font-weight="normal" style:font-weight-asian="normal" style:font-weight-complex="normal"/>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king the Move to Python</text:p>
      <text:p text:style-name="P1"/>
      <text:p text:style-name="P2">Why Change the Way I do things?</text:p>
      <text:p text:style-name="P4"><text:tab/>If you are like me, then you have been using at least 2-3 expensive software packages to do your work. One like Labview to control experimental apparatus, and one like MatLab to analyze and plot your data. In addition, probably something like Mathematica to do the formated stuff like deriving equations, etc. This works pretty well except that modern licensing is a nightmare. It is amazing expensive ~$1-2k/software and the university or lab usually has a finite number of seats. This leads to some computers not having the need software, sometimes not being able to run certain toolboxes or analyze data at all. In addition, the backwards compatibility of Labview in particular is horrible, it has just pissed me continuously since I was an undergraduate. <text:s/>Now there is not a solution that will solve all of the problems, but I feel like there maybe at least some alternatives that are tractable.</text:p>
      <text:p text:style-name="P4"/>
      <text:p text:style-name="P2">Why Python? </text:p>
      <text:list text:style-name="L1">
        <text:list-item>
          <text:p text:style-name="P5">Its FREE and open source</text:p>
        </text:list-item>
        <text:list-item>
          <text:p text:style-name="P5">It is a real programming language (error handling, pretty GUI's, etc)</text:p>
        </text:list-item>
        <text:list-item>
          <text:p text:style-name="P5">It has a command line interface that processes each command (like MatLab)</text:p>
        </text:list-item>
        <text:list-item>
          <text:p text:style-name="P5">There are a lot of people with big heads that have already migrated or started with it (people to help you and write code for you)</text:p>
        </text:list-item>
        <text:list-item>
          <text:p text:style-name="P5">It has some very good things that make your life easier. </text:p>
        </text:list-item>
        <text:list-item>
          <text:p text:style-name="P5">It has great text processing</text:p>
        </text:list-item>
        <text:list-item>
          <text:p text:style-name="P5">Object Oriented Programming</text:p>
        </text:list-item>
      </text:list>
      <text:p text:style-name="P4"/>
      <text:p text:style-name="P2">Why NOT Python?</text:p>
      <text:list text:style-name="L2">
        <text:list-item>
          <text:p text:style-name="P6">Time Overhead on learning something new</text:p>
        </text:list-item>
        <text:list-item>
          <text:p text:style-name="P6">Documentation not as good sometimes- Unix model ASK someone! </text:p>
        </text:list-item>
        <text:list-item>
          <text:p text:style-name="P6">too many choices-really time overhead again</text:p>
        </text:list-item>
      </text:list>
      <text:p text:style-name="P4"/>
      <text:p text:style-name="P2">I can't make you more social but I can cut down on the time overhead.</text:p>
      <text:p text:style-name="P4">First it is important not to get bogged down in the massive amount of crap on the Internet. Basically, you should know that there is a bunch of stuff out there that will solve a lot of the high level problems you have, and some that will waste an amazing amount of time. I have found that the basic python can do a lot: </text:p>
      <text:p text:style-name="P4"><text:a xlink:type="simple" xlink:href="http://www.python.org/download/">http://www.python.org/download/</text:a></text:p>
      <text:p text:style-name="P4"/>
      <text:p text:style-name="P4">Is the download site. For me I know that I wanted all the fancy stuff to start out. There is a lot of <text:s/>scientific packages and Enthought does a good job of bundling them:</text:p>
      <text:p text:style-name="P4"/>
      <text:p text:style-name="P4"><text:a xlink:type="simple" xlink:href="http://www.enthought.com/products/epddownload.php">http://www.enthought.com/products/epddownload.php</text:a></text:p>
      <text:p text:style-name="P4"/>
      <text:p text:style-name="P4">That will give you everything you need to get performance that is similar to an expensive program.</text:p>
      <text:p text:style-name="P4">Now if you do tons of symbolic math you should check out SAGE which has notebooks and does most of the cool things that something like Mathematica does. It is not finished but is a good product with some annoyances if you are using a windows machine:</text:p>
      <text:p text:style-name="P4"><text:s/></text:p>
      <text:p text:style-name="P4"><text:a xlink:type="simple" xlink:href="http://www.sagemath.org/download-windows.html">http://www.sagemath.org/download-windows.html</text:a></text:p>
      <text:p text:style-name="P4"/>
      <text:p text:style-name="P4">And finally if you want to make pretty windows quickly, I have used Boa Constructor, however you don't need it to start. Other real coding things like Eclipse have python add-ons. I am not a programmer <text:soft-page-break/>so I have no idea what they look like or how to use them.</text:p>
      <text:p text:style-name="P4"><text:a xlink:type="simple" xlink:href="http://boa-constructor.sourceforge.net/Download.html">http://boa-constructor.sourceforge.net/Download.html</text:a></text:p>
      <text:p text:style-name="P4"/>
      <text:p text:style-name="P3">IMPORTANT-<text:span text:style-name="T1"> if you download a lot of different things make sure that they live in the python directory that you are using or you figure out how to make python see them or you will get a lot of errors. The sys.path variable in the module sys controls this, if this gibberish then don't worry about it.</text:span></text:p>
      <text:p text:style-name="P8"><text:span text:style-name="T1"/></text:p>
      <text:p text:style-name="P3"><text:span text:style-name="T1"/></text:p>
      <text:p text:style-name="P2">Starting:</text:p>
      <text:p text:style-name="P4">I am going to assume that you downloaded Enthought, so do it if you want to get anything from this.</text:p>
      <text:p text:style-name="P4">First find the Enthought-&gt;Extras-&gt;IDLE (Python GUI). By opening this program you will see a command prompt. </text:p>
      <text:p text:style-name="P9"/>
      <text:p text:style-name="P4"/>
      <text:p text:style-name="P4">The command prompt should look like</text:p>
      <text:p text:style-name="P4">&gt;&gt;&gt;</text:p>
      <text:p text:style-name="P4"/>
      <text:p text:style-name="P4">Lets enter a list, this (like Mathematica) is the native variable type. Python guesses at what you have entered in it</text:p>
      <text:p text:style-name="P4">&gt;&gt;&gt;newList=[1,”me”,2,'b'] <text:s text:c="4"/><text:span text:style-name="T2"><text:s/>← after hitting enter Python is aware of the variable</text:span></text:p>
      <text:p text:style-name="P4">&gt;&gt;&gt;</text:p>
      <text:p text:style-name="P3"><text:span text:style-name="T1"/></text:p>
      <text:p text:style-name="P3"><text:span text:style-name="T1">(Don't use the word list for the name of your list it is a reserved word)</text:span></text:p>
      <text:p text:style-name="P3"><text:span text:style-name="T1"/></text:p>
      <text:p text:style-name="P3"><text:span text:style-name="T1">now to get Python to echo the value back to you just type the name and enter</text:span></text:p>
      <text:p text:style-name="P3"><text:span text:style-name="T1"/></text:p>
      <text:p text:style-name="P3"><text:span text:style-name="T1">&gt;&gt;&gt;newList</text:span></text:p>
      <text:p text:style-name="P3"><text:span text:style-name="T1">[1,'me',2,'b']</text:span></text:p>
      <text:p text:style-name="P3"><text:span text:style-name="T1"/></text:p>
      <text:p text:style-name="P3"><text:span text:style-name="T1">This is what I got, it shows that “ and ' are the same things to Python for most applications</text:span></text:p>
      <text:p text:style-name="P3"><text:span text:style-name="T1"/></text:p>
      <text:p text:style-name="P3"><text:span text:style-name="T1">Now I love lists, they are an amazing high level data type that will hold just about anything you want. They bring us to one of the great ideas in Python iterating through lists. </text:span></text:p>
      <text:p text:style-name="P3"><text:span text:style-name="T1"/></text:p>
      <text:p text:style-name="P3"><text:span text:style-name="T1">&gt;&gt;&gt;for x in newList: <text:s/></text:span><text:span text:style-name="T3">← You have to have the colon</text:span></text:p>
      <text:p text:style-name="P3"><text:span text:style-name="T1"><text:tab/>print x<text:tab/><text:tab/></text:span><text:span text:style-name="T3">← You have to indent, spaces are important in python</text:span></text:p>
      <text:p text:style-name="P3"><text:span text:style-name="T3"><text:tab/><text:tab/><text:tab/>← I had to backspace and then press enter</text:span></text:p>
      <text:p text:style-name="P3"><text:span text:style-name="T1">1</text:span></text:p>
      <text:p text:style-name="P3"><text:span text:style-name="T1">me</text:span></text:p>
      <text:p text:style-name="P3"><text:span text:style-name="T1">2</text:span></text:p>
      <text:p text:style-name="P3"><text:span text:style-name="T1">b</text:span></text:p>
      <text:p text:style-name="P3"><text:span text:style-name="T1">&gt;&gt;&gt;</text:span></text:p>
      <text:p text:style-name="P3"><text:span text:style-name="T1"/></text:p>
      <text:p text:style-name="P3"><text:span text:style-name="T1">This is one of the things that make appreciate that Python could really save some time (how many for loops are in your typical program?). For me, making graphs is half of what I need the computer to do.</text:span></text:p>
      <text:p text:style-name="P3"><text:span text:style-name="T1">So lets make a line and then plot it.</text:span></text:p>
      <text:p text:style-name="P3"><text:span text:style-name="T1"/></text:p>
      <text:p text:style-name="P3"><text:span text:style-name="T1">&gt;&gt;&gt;xList=range(100) </text:span><text:span text:style-name="T3">←this gives you a list of numbers starting at 0 and ending at 99 </text:span></text:p>
      <text:p text:style-name="P7"><text:soft-page-break/><text:span text:style-name="T1">&gt;&gt;&gt;yList=[2*x + 7 for x in xList]</text:span><text:span text:style-name="T3">←this makes a list of numbers that is 2*x+7 that of xList </text:span></text:p>
      <text:p text:style-name="P7"><text:span text:style-name="T1"/></text:p>
      <text:p text:style-name="P7"><text:span text:style-name="T1">Now Python has to import a module (library whatever you want to call <text:s/>it) to plot stuff. The one (there is a lot of them) that I will use is matplotlib which has functions that kind of resemble MatLab. </text:span></text:p>
      <text:p text:style-name="P7"><text:span text:style-name="T1"/></text:p>
      <text:p text:style-name="P7"><text:span text:style-name="T1">&gt;&gt;&gt;import matplotlib.pyplot as plt </text:span><text:span text:style-name="T3">←this imports the library matplotlib.pyplot and names it plt</text:span></text:p>
      <text:p text:style-name="P7"><text:span text:style-name="T1">&gt;&gt;&gt;</text:span></text:p>
      <text:p text:style-name="P7"><text:span text:style-name="T1"/></text:p>
      <text:p text:style-name="P7"><text:span text:style-name="T1">Here you can see where Python is different than the stuff I am used to: You have to load all the scientific packages. <text:s/>In addition, when you load things they have a name that scopes downward using a . in between each level (this is like Java). </text:span></text:p>
      <text:p text:style-name="P7"><text:span text:style-name="T1"/></text:p>
      <text:p text:style-name="P7"><text:span text:style-name="T1">Now the easiest possible plot is</text:span></text:p>
      <text:p text:style-name="P7"><text:span text:style-name="T1">&gt;&gt;&gt;plt.plot(xData,yData)</text:span></text:p>
      <text:p text:style-name="P7"><text:span text:style-name="T1">&gt;&gt;&gt;plt.show()</text:span></text:p>
      <text:p text:style-name="P7"><text:span text:style-name="T1"/></text:p>
      <text:p text:style-name="P7"><text:span text:style-name="T1">Now there is a window called figure 1 that is something like a MatLab plot. You can't change the axis labels and everything else with GUI like in MatLab but you can zoom and save. There seems to be some strange behavior, namely I get a lot of errors if I zoom in the plot and close the window. In addition, sometimes the plot window crashes on me. This feature is definitely not as nice as MatLab's plot command but it seems to be as good if not better than Mathematica's older plot command. There are a lot of examples of how to make more complicated plots at:</text:span></text:p>
      <text:p text:style-name="P7"><text:span text:style-name="T1"><text:s/></text:span></text:p>
      <text:p text:style-name="P7"><text:a xlink:type="simple" xlink:href="http://matplotlib.sourceforge.net/gallery.html"><text:span text:style-name="T1">http://matplotlib.sourceforge.net/gallery.html</text:span></text:a></text:p>
      <text:p text:style-name="P7"><text:span text:style-name="T1"/></text:p>
      <text:p text:style-name="P7"><text:span text:style-name="T1">And you can see that it has the ability to make about any thing you just have to work marginally harder than the big nice programs. <text:s/>If you look around on the website you will see mention of PyLab and you may have noticed that the enthought suite has PyLab in it. PyLab is basically a modified Python shell with a lot of little things that scientists like added in. We will go to this shell after we explore how to make scripts in python. </text:span></text:p>
      <text:p text:style-name="P7"><text:span text:style-name="T1"/></text:p>
      <text:p text:style-name="P7"><text:span text:style-name="T1">Go to:</text:span></text:p>
      <text:p text:style-name="P7"><text:span text:style-name="T1">File-&gt;New Window</text:span></text:p>
      <text:p text:style-name="P7"><text:span text:style-name="T1">at the top of the shell window, it will open a window with untitled on the top. If you are familiar with MatLab this works very similar to the editor. We can cut an paste all the lines we have entered previously one by one, then we can save the file and run it at any time. If you press f5 it will, restart the shell and run your script. When the shell restarts it erases all the definitions that you had made in it so don't do it until you have copied the whole thing. </text:span></text:p>
      <text:p text:style-name="P7"><text:span text:style-name="T1"/></text:p>
      <text:p text:style-name="P7"><text:span text:style-name="T1">Now if you double click on the file it should open a shell and run it. </text:span></text:p>
      <text:p text:style-name="P7"><text:span text:style-name="T1"/></text:p>
      <text:p text:style-name="P7"><text:span text:style-name="T1">This shows how to make symbols in matplotlib:</text:span></text:p>
      <text:p text:style-name="P7"><text:a xlink:type="simple" xlink:href="http://matplotlib.sourceforge.net/users/mathtext.html#mathtext-tutorial"><text:span text:style-name="T1">http://matplotlib.sourceforge.net/users/mathtext.html#mathtext-tutorial</text:span></text:a></text:p>
      <text:p text:style-name="P7"><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9-01-08T13:43:58</meta:creation-date>
    <dc:date>2009-01-13T11:02:51</dc:date>
    <meta:editing-cycles>7</meta:editing-cycles>
    <meta:editing-duration>P4DT20H31M42S</meta:editing-duration>
    <meta:user-defined meta:name="Info 1"/>
    <meta:user-defined meta:name="Info 2"/>
    <meta:user-defined meta:name="Info 3"/>
    <meta:user-defined meta:name="Info 4"/>
    <meta:document-statistic meta:table-count="0" meta:image-count="0" meta:object-count="0" meta:page-count="3" meta:paragraph-count="70" meta:word-count="1291" meta:character-count="6998"/>
  </office:meta>
</office:document-meta>
</file>